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6.00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4.251cm"/>
    </style:style>
    <style:style style:name="Tabela4.C" style:family="table-column">
      <style:table-column-properties style:column-width="4.249cm"/>
    </style:style>
    <style:style style:name="Tabela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4.251cm"/>
    </style:style>
    <style:style style:name="Tabela6.C" style:family="table-column">
      <style:table-column-properties style:column-width="4.249cm"/>
    </style:style>
    <style:style style:name="Tabela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4.251cm"/>
    </style:style>
    <style:style style:name="Tabela8.C" style:family="table-column">
      <style:table-column-properties style:column-width="4.249cm"/>
    </style:style>
    <style:style style:name="Tabela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4.251cm"/>
    </style:style>
    <style:style style:name="Tabela9.C" style:family="table-column">
      <style:table-column-properties style:column-width="4.249cm"/>
    </style:style>
    <style:style style:name="Tabela9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9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4.251cm"/>
    </style:style>
    <style:style style:name="Tabela11.C" style:family="table-column">
      <style:table-column-properties style:column-width="4.249cm"/>
    </style:style>
    <style:style style:name="Tabela1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4.251cm"/>
    </style:style>
    <style:style style:name="Tabela13.C" style:family="table-column">
      <style:table-column-properties style:column-width="4.249cm"/>
    </style:style>
    <style:style style:name="Tabela1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4.251cm"/>
    </style:style>
    <style:style style:name="Tabela15.C" style:family="table-column">
      <style:table-column-properties style:column-width="4.249cm"/>
    </style:style>
    <style:style style:name="Tabela15.D" style:family="table-column">
      <style:table-column-properties style:column-width="4.262cm"/>
    </style:style>
    <style:style style:name="Tabela15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7.013cm"/>
    </style:style>
    <style:style style:name="Tabela1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2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49cm" style:rel-column-width="2409*"/>
    </style:style>
    <style:style style:name="Tabela19.B" style:family="table-column">
      <style:table-column-properties style:column-width="4.251cm" style:rel-column-width="2410*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19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none" fo:border-top="none" fo:border-bottom="0.05pt solid #000000"/>
    </style:style>
    <style:style style:name="Tabela19.C3" style:family="table-cell">
      <style:table-cell-properties fo:padding="0.097cm" fo:border-left="0.05pt solid #000000" fo:border-right="none" fo:border-top="none" fo:border-bottom="0.05pt solid #000000"/>
    </style:style>
    <style:style style:name="Tabe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19.B4" style:family="table-cell">
      <style:table-cell-properties fo:padding="0.097cm" fo:border-left="0.05pt solid #000000" fo:border-right="none" fo:border-top="none" fo:border-bottom="0.05pt solid #000000"/>
    </style:style>
    <style:style style:name="Tabela19.C4" style:family="table-cell">
      <style:table-cell-properties fo:padding="0.097cm" fo:border-left="0.05pt solid #000000" fo:border-right="none" fo:border-top="none" fo:border-bottom="0.05pt solid #000000"/>
    </style:style>
    <style:style style:name="Tabe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5.9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4.251cm"/>
    </style:style>
    <style:style style:name="Tabela16.C" style:family="table-column">
      <style:table-column-properties style:column-width="4.249cm"/>
    </style:style>
    <style:style style:name="Tabela1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0" style:family="table">
      <style:table-properties style:width="16.96cm" fo:margin-left="0.064cm" table:align="left"/>
    </style:style>
    <style:style style:name="Tabela20.A" style:family="table-column">
      <style:table-column-properties style:column-width="16.96cm"/>
    </style:style>
    <style:style style:name="Tabela20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P1" style:family="paragraph" style:parent-style-name="Standard">
      <style:text-properties style:font-name="Lom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oma" fo:font-size="11pt" style:font-size-asian="11pt" style:font-size-complex="11pt"/>
    </style:style>
    <style:style style:name="P3" style:family="paragraph" style:parent-style-name="Standard">
      <style:text-properties style:font-name="Norasi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oma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style:font-name="Lom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oma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oma"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Normal">
      <style:text-properties text:display="none"/>
    </style:style>
    <style:style style:name="P10" style:family="paragraph" style:parent-style-name="Standard" style:master-page-name="MP0">
      <style:paragraph-properties style:page-number="auto" fo:break-before="page"/>
      <style:text-properties style:font-name="Loma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oma" fo:font-size="11pt" style:font-size-asian="11pt" style:font-size-complex="11pt"/>
    </style:style>
    <style:style style:name="P12" style:family="paragraph" style:parent-style-name="Standard">
      <style:text-properties style:font-name="Loma" fo:font-size="11pt" officeooo:paragraph-rsid="00035de2" style:font-size-asian="11pt" style:font-size-complex="11pt"/>
    </style:style>
    <style:style style:name="P13" style:family="paragraph" style:parent-style-name="Standard">
      <style:text-properties style:font-name="Loma" fo:font-size="11pt" officeooo:paragraph-rsid="00034c3e" style:font-size-asian="11pt" style:font-size-complex="11pt"/>
    </style:style>
    <style:style style:name="P14" style:family="paragraph" style:parent-style-name="Standard">
      <style:text-properties style:font-name="Loma" fo:font-size="11pt" officeooo:rsid="00035de2" officeooo:paragraph-rsid="00035de2" style:font-size-asian="11pt" style:font-size-complex="11pt"/>
    </style:style>
    <style:style style:name="P15" style:family="paragraph" style:parent-style-name="Standard">
      <style:text-properties style:font-name="Loma" fo:font-size="11pt" officeooo:rsid="000536bb" officeooo:paragraph-rsid="000536bb" style:font-size-asian="11pt" style:font-size-complex="11pt"/>
    </style:style>
    <style:style style:name="P16" style:family="paragraph" style:parent-style-name="Standard">
      <style:text-properties style:font-name="Loma" fo:font-size="11pt" officeooo:paragraph-rsid="000536bb" style:font-size-asian="11pt" style:font-size-complex="11pt"/>
    </style:style>
    <style:style style:name="P17" style:family="paragraph" style:parent-style-name="Standard">
      <style:text-properties style:font-name="Loma" fo:font-size="12pt" officeooo:rsid="00035de2" officeooo:paragraph-rsid="00035de2" style:font-size-asian="10.5pt" style:font-size-complex="12pt"/>
    </style:style>
    <style:style style:name="P18" style:family="paragraph" style:parent-style-name="Standard">
      <style:text-properties style:font-name="Loma" fo:font-size="12pt" officeooo:rsid="00035de2" officeooo:paragraph-rsid="00035de2" style:font-size-asian="12pt" style:font-size-complex="12pt"/>
    </style:style>
    <style:style style:name="P19" style:family="paragraph" style:parent-style-name="Standard">
      <style:text-properties style:font-name="Loma" fo:font-size="12pt" officeooo:rsid="000536bb" officeooo:paragraph-rsid="000536bb" style:font-size-asian="12pt" style:font-size-complex="12pt"/>
    </style:style>
    <style:style style:name="P20" style:family="paragraph" style:parent-style-name="Standard">
      <style:text-properties style:font-name="Loma" fo:font-size="12pt" officeooo:rsid="0006c27c" officeooo:paragraph-rsid="0006c27c" style:font-size-asian="12pt" style:font-size-complex="12pt"/>
    </style:style>
    <style:style style:name="P21" style:family="paragraph" style:parent-style-name="Standard">
      <style:text-properties officeooo:paragraph-rsid="00035de2"/>
    </style:style>
    <style:style style:name="P22" style:family="paragraph" style:parent-style-name="Standard">
      <style:text-properties fo:font-size="12pt" officeooo:paragraph-rsid="00035de2" style:font-size-asian="12pt" style:font-size-complex="12pt"/>
    </style:style>
    <style:style style:name="P23" style:family="paragraph" style:parent-style-name="Standard">
      <style:text-properties officeooo:paragraph-rsid="000536bb"/>
    </style:style>
    <style:style style:name="P24" style:family="paragraph" style:parent-style-name="Standard">
      <style:text-properties officeooo:paragraph-rsid="0006c27c"/>
    </style:style>
    <style:style style:name="P25" style:family="paragraph" style:parent-style-name="Standard">
      <style:text-properties style:font-name="Loma1" officeooo:rsid="0006c27c" officeooo:paragraph-rsid="0006c27c"/>
    </style:style>
    <style:style style:name="P26" style:family="paragraph" style:parent-style-name="Standard">
      <style:text-properties style:font-name="Loma1" officeooo:rsid="0008b250" officeooo:paragraph-rsid="0008b250"/>
    </style:style>
    <style:style style:name="P27" style:family="paragraph" style:parent-style-name="Table_20_Contents">
      <style:paragraph-properties fo:text-align="center" style:justify-single-word="false"/>
      <style:text-properties style:font-name="Loma1" fo:font-size="13pt" fo:font-weight="bold" officeooo:rsid="00034c3e" officeooo:paragraph-rsid="00034c3e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style:font-name="Loma1" fo:font-size="11pt" style:font-size-asian="11pt" style:font-size-complex="11pt"/>
    </style:style>
    <style:style style:name="P29" style:family="paragraph" style:parent-style-name="Table_20_Contents">
      <style:text-properties style:font-name="Loma1" fo:font-size="11pt" officeooo:rsid="00034c3e" officeooo:paragraph-rsid="00034c3e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oma" fo:font-size="13pt" fo:font-weight="bold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style:font-name="Loma"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oma" fo:font-size="13pt" fo:font-weight="bold" style:font-size-asian="13pt" style:font-weight-asian="bold" style:font-size-complex="13pt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Loma1" officeooo:rsid="000536bb" officeooo:paragraph-rsid="000536bb"/>
    </style:style>
    <style:style style:name="T1" style:family="text">
      <style:text-properties style:font-name="Loma" fo:font-size="11pt" style:font-size-asian="11pt" style:font-size-complex="11pt"/>
    </style:style>
    <style:style style:name="T2" style:family="text">
      <style:text-properties style:font-name="Loma" fo:font-size="11pt" fo:background-color="#ec9ba4" loext:char-shading-value="0" style:font-size-asian="11pt" style:font-size-complex="11pt"/>
    </style:style>
    <style:style style:name="T3" style:family="text">
      <style:text-properties style:font-name="Loma" fo:font-size="11pt" fo:background-color="#ffb66c" loext:char-shading-value="0" style:font-size-asian="11pt" style:font-size-complex="11pt"/>
    </style:style>
    <style:style style:name="T4" style:family="text">
      <style:text-properties style:font-name="Loma" fo:font-size="11pt" fo:font-weight="normal" officeooo:rsid="00035de2" style:font-size-asian="11pt" style:font-weight-asian="normal" style:font-size-complex="11pt" style:font-weight-complex="normal"/>
    </style:style>
    <style:style style:name="T5" style:family="text">
      <style:text-properties style:font-name="Loma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Loma" fo:font-weight="bold" officeooo:rsid="00035de2" style:font-weight-asian="bold" style:font-weight-complex="bold"/>
    </style:style>
    <style:style style:name="T7" style:family="text">
      <style:text-properties style:font-name="Loma" fo:font-size="12pt" style:font-size-asian="12pt" style:font-size-complex="12pt"/>
    </style:style>
    <style:style style:name="T8" style:family="text">
      <style:text-properties style:font-name="Loma" fo:font-size="12pt" officeooo:rsid="00034c3e" style:font-size-asian="12pt" style:font-size-complex="12pt"/>
    </style:style>
    <style:style style:name="T9" style:family="text">
      <style:text-properties style:font-name="Loma" fo:font-size="12pt" officeooo:rsid="00035de2" style:font-size-asian="12pt" style:font-size-complex="12pt"/>
    </style:style>
    <style:style style:name="T10" style:family="text">
      <style:text-properties style:font-name="Loma" fo:font-size="12pt" officeooo:rsid="000536bb" style:font-size-asian="12pt" style:font-size-complex="12pt"/>
    </style:style>
    <style:style style:name="T11" style:family="text">
      <style:text-properties style:font-name="Loma" fo:font-size="12pt" officeooo:rsid="0006c27c" style:font-size-asian="12pt" style:font-size-complex="12pt"/>
    </style:style>
    <style:style style:name="T12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oma" fo:font-size="12pt" fo:font-weight="bold" officeooo:rsid="00035de2" style:font-size-asian="12pt" style:font-weight-asian="bold" style:font-size-complex="12pt" style:font-weight-complex="bold"/>
    </style:style>
    <style:style style:name="T14" style:family="text">
      <style:text-properties style:font-name="Loma" fo:font-size="12pt" fo:font-weight="bold" officeooo:rsid="000536bb" style:font-size-asian="12pt" style:font-weight-asian="bold" style:font-size-complex="12pt" style:font-weight-complex="bold"/>
    </style:style>
    <style:style style:name="T15" style:family="text">
      <style:text-properties style:font-name="Loma" fo:font-size="12pt" fo:font-weight="bold" officeooo:rsid="0006c27c" style:font-size-asian="12pt" style:font-weight-asian="bold" style:font-size-complex="12pt" style:font-weight-complex="bold"/>
    </style:style>
    <style:style style:name="T16" style:family="text">
      <style:text-properties style:font-name="Loma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oma" fo:font-size="12pt" fo:font-weight="normal" officeooo:rsid="00035de2" style:font-size-asian="12pt" style:font-weight-asian="normal" style:font-size-complex="12pt" style:font-weight-complex="normal"/>
    </style:style>
    <style:style style:name="T18" style:family="text">
      <style:text-properties style:font-name="Loma" fo:font-size="12pt" fo:font-weight="normal" officeooo:rsid="000536bb" style:font-size-asian="12pt" style:font-weight-asian="normal" style:font-size-complex="12pt" style:font-weight-complex="normal"/>
    </style:style>
    <style:style style:name="T19" style:family="text">
      <style:text-properties style:font-name="Loma" fo:font-size="12pt" fo:font-weight="normal" officeooo:rsid="0006c27c" style:font-size-asian="12pt" style:font-weight-asian="normal" style:font-size-complex="12pt" style:font-weight-complex="normal"/>
    </style:style>
    <style:style style:name="T20" style:family="text">
      <style:text-properties style:font-name="Loma" officeooo:rsid="00035de2"/>
    </style:style>
    <style:style style:name="T21" style:family="text">
      <style:text-properties style:font-name="Loma" fo:font-weight="normal" officeooo:rsid="00035de2" style:font-weight-asian="normal" style:font-weight-complex="normal"/>
    </style:style>
    <style:style style:name="T22" style:family="text">
      <style:text-properties style:text-line-through-style="solid" style:text-line-through-type="single" style:font-name="Loma" fo:font-size="11pt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officeooo:rsid="00034c3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Loma1" officeooo:rsid="0006c27c"/>
    </style:style>
    <style:style style:name="T27" style:family="text">
      <style:text-properties style:font-name="Loma1" fo:font-weight="bold" officeooo:rsid="0006c27c" style:font-weight-asian="bold" style:font-weight-complex="bold"/>
    </style:style>
    <style:style style:name="T28" style:family="text">
      <style:text-properties style:font-name="Loma1" fo:font-weight="normal" officeooo:rsid="0006c27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cionário de Dados</text:p>
      <text:p text:style-name="P1">Modelagem GitHub</text:p>
      <text:p text:style-name="P2">Disciplina: Fundamentos de Banco de Dados 2020/2</text:p>
      <text:p text:style-name="P2">Grupo: Matheus Azambuja e Nicolle Favero</text:p>
      <text:p text:style-name="P2">Professora: Karin Becker</text:p>
      <text:p text:style-name="P3"/>
      <text:p text:style-name="Standard"><text:span text:style-name="Fonte_20_parág._20_padrão"><text:span text:style-name="T1">Cada tabela representa uma entidade ou relacionamento presente. As entidades estão representadas em </text:span></text:span><text:span text:style-name="Fonte_20_parág._20_padrão"><text:span text:style-name="T2">rosa</text:span></text:span><text:span text:style-name="Fonte_20_parág._20_padrão"><text:span text:style-name="T1"> e os relacionamentos em </text:span></text:span><text:span text:style-name="Fonte_20_parág._20_padrão"><text:span text:style-name="T3">laranja</text:span></text:span><text:span text:style-name="Fonte_20_parág._20_padrão"><text:span text:style-name="T1">. Os dados foram descritos foram modelados usando como base os tipos de dados que o MySQL apresenta em sua implementação.</text:span></text:span></text:p>
      <text:p text:style-name="Standard"><text:span text:style-name="Fonte_20_parág._20_padrão"><text:span text:style-name="T22"/>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4">Use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Atributo</text:p>
          </table:table-cell>
          <table:table-cell table:style-name="Tabela1.A2" office:value-type="string">
            <text:p text:style-name="P7">Tipo</text:p>
          </table:table-cell>
          <table:table-cell table:style-name="Tabela1.A2" office:value-type="string">
            <text:p text:style-name="P7">Descrição</text:p>
          </table:table-cell>
          <table:table-cell table:style-name="Tabela1.D2" office:value-type="string">
            <text:p text:style-name="P7">Exemplo</text:p>
          </table:table-cell>
        </table:table-row>
        <table:table-row>
          <table:table-cell table:style-name="Tabela1.A3" office:value-type="string">
            <text:p text:style-name="P5">nickname</text:p>
          </table:table-cell>
          <table:table-cell table:style-name="Tabela1.B3" office:value-type="string">
            <text:p text:style-name="P6">VARCHAR(30)</text:p>
          </table:table-cell>
          <table:table-cell table:style-name="Tabela1.C3" office:value-type="string">
            <text:p text:style-name="P6">Nome pelo qual o usuário é reconhecido, sem caracteres de espaçamento e sem caracteres especiais. Apenas letras maiúsculas ou minúsculas.</text:p>
          </table:table-cell>
          <table:table-cell table:style-name="Tabela1.D3" office:value-type="string">
            <text:p text:style-name="P6">uSuaRiOeXemPLo</text:p>
          </table:table-cell>
        </table:table-row>
        <table:table-row>
          <table:table-cell table:style-name="Tabela1.A4" office:value-type="string">
            <text:p text:style-name="P6">biografia</text:p>
          </table:table-cell>
          <table:table-cell table:style-name="Tabela1.B4" office:value-type="string">
            <text:p text:style-name="P6">VARCHAR(160)</text:p>
          </table:table-cell>
          <table:table-cell table:style-name="Tabela1.C4" office:value-type="string">
            <text:p text:style-name="P6">Status sobre a profissão do usuário, local de estudo ou hobbies.</text:p>
          </table:table-cell>
          <table:table-cell table:style-name="Tabela1.D4" office:value-type="string">
            <text:p text:style-name="P6">Estudante de Fundamentos de Banco de Dados | Estagiário na UFRGS</text:p>
          </table:table-cell>
        </table:table-row>
        <table:table-row>
          <table:table-cell table:style-name="Tabela1.A5" office:value-type="string">
            <text:p text:style-name="P6">e-mail</text:p>
          </table:table-cell>
          <table:table-cell table:style-name="Tabela1.B5" office:value-type="string">
            <text:p text:style-name="P6">VARCHAR(50)</text:p>
          </table:table-cell>
          <table:table-cell table:style-name="Tabela1.C5" office:value-type="string">
            <text:p text:style-name="P6">E-mail do cliente, validado de acordo com a RFC 5322[3]</text:p>
          </table:table-cell>
          <table:table-cell table:style-name="Tabela1.D5" office:value-type="string">
            <text:p text:style-name="P6">exemplo@provedor.com</text:p>
          </table:table-cell>
        </table:table-row>
      </table:table>
      <text:p text:style-name="Standard"><text:span text:style-name="Fonte_20_parág._20_padrão"><text:span text:style-name="T7">A </text:span></text:span><text:span text:style-name="Fonte_20_parág._20_padrão"><text:span text:style-name="T12">entidade User</text:span></text:span><text:span text:style-name="Fonte_20_parág._20_padrão"><text:span text:style-name="T7"> representa todo</text:span></text:span><text:span text:style-name="Fonte_20_parág._20_padrão"><text:span text:style-name="T8">s</text:span></text:span><text:span text:style-name="Fonte_20_parág._20_padrão"><text:span text:style-name="T7"> os usuários em questão. O usuário é o ator principal dos sistema e realiza todas as ações de criar e manter um repositório.</text:span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7">Contribut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7">Atributo</text:p>
          </table:table-cell>
          <table:table-cell table:style-name="Tabela3.A2" office:value-type="string">
            <text:p text:style-name="P7">Tipo</text:p>
          </table:table-cell>
          <table:table-cell table:style-name="Tabela3.A2" office:value-type="string">
            <text:p text:style-name="P7">Descrição</text:p>
          </table:table-cell>
          <table:table-cell table:style-name="Tabela3.D2" office:value-type="string">
            <text:p text:style-name="P7">Exemplo</text:p>
          </table:table-cell>
        </table:table-row>
        <table:table-row>
          <table:table-cell table:style-name="Tabela3.A3" office:value-type="string">
            <text:p text:style-name="P6">highlights</text:p>
          </table:table-cell>
          <table:table-cell table:style-name="Tabela3.B3" office:value-type="string">
            <text:p text:style-name="P6">VARCHAR(100)</text:p>
          </table:table-cell>
          <table:table-cell table:style-name="Tabela3.C3" office:value-type="string">
            <text:p text:style-name="P6">Participações em eventos especiais do GitHub.</text:p>
          </table:table-cell>
          <table:table-cell table:style-name="Tabela3.D3" office:value-type="string">
            <text:p text:style-name="P6">Arctic Code Vault Contributor</text:p>
          </table:table-cell>
        </table:table-row>
      </table:table>
      <text:p text:style-name="P17">A <text:span text:style-name="T24">entidade Contributor</text:span><text:span text:style-name="T25"> representa o tipo de usuário (</text:span><text:span text:style-name="T24">User</text:span><text:span text:style-name="T25">) que pode efetuar ações sobre repositórios (</text:span><text:span text:style-name="T24">Repository</text:span><text:span text:style-name="T25">). </text:span></text:p>
      <text:p text:style-name="P12"/>
      <text:p text:style-name="P12"/>
      <text:p text:style-name="P12"><text:soft-page-break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Organization</text:p>
          </table:table-cell>
        </table:table-row>
      </table:table>
      <text:p text:style-name="Standard"><text:span text:style-name="Fonte_20_parág._20_padrão"><text:span text:style-name="T7">A </text:span></text:span><text:span text:style-name="Fonte_20_parág._20_padrão"><text:span text:style-name="T12">entidade Organization</text:span></text:span><text:span text:style-name="Fonte_20_parág._20_padrão"><text:span text:style-name="T7"> representa usuários </text:span></text:span><text:span text:style-name="Fonte_20_parág._20_padrão"><text:span text:style-name="T9">(</text:span></text:span><text:span text:style-name="Fonte_20_parág._20_padrão"><text:span text:style-name="T13">User</text:span></text:span><text:span text:style-name="Fonte_20_parág._20_padrão"><text:span text:style-name="T17">) </text:span></text:span><text:span text:style-name="Fonte_20_parág._20_padrão"><text:span text:style-name="T16">do</text:span></text:span><text:span text:style-name="Fonte_20_parág._20_padrão"><text:span text:style-name="T7"> sistema que representam empresas.</text:span></text:span></text:p>
      <text:p text:style-name="P13"/>
      <text:p text:style-name="P13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>
          <table:table-cell table:style-name="Tabela4.A1" table:number-columns-spanned="4" office:value-type="string">
            <text:p text:style-name="P4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7">Atributo</text:p>
          </table:table-cell>
          <table:table-cell table:style-name="Tabela4.A2" office:value-type="string">
            <text:p text:style-name="P7">Tipo</text:p>
          </table:table-cell>
          <table:table-cell table:style-name="Tabela4.A2" office:value-type="string">
            <text:p text:style-name="P7">Descrição</text:p>
          </table:table-cell>
          <table:table-cell table:style-name="Tabela4.D2" office:value-type="string">
            <text:p text:style-name="P7">Exemplo</text:p>
          </table:table-cell>
        </table:table-row>
        <table:table-row>
          <table:table-cell table:style-name="Tabela4.A3" office:value-type="string">
            <text:p text:style-name="P6">date</text:p>
          </table:table-cell>
          <table:table-cell table:style-name="Tabela4.B3" office:value-type="string">
            <text:p text:style-name="Table_20_Contents"><text:span text:style-name="Fonte_20_parág._20_padrão"><text:span text:style-name="T1">DATE</text:span></text:span></text:p>
          </table:table-cell>
          <table:table-cell table:style-name="Tabela4.C3" office:value-type="string">
            <text:p text:style-name="P6">Data em que o usuário seguiu outro usuário.</text:p>
          </table:table-cell>
          <table:table-cell table:style-name="Tabela4.D3" office:value-type="string">
            <text:p text:style-name="P6">2020-10-01</text:p>
          </table:table-cell>
        </table:table-row>
      </table:table>
      <text:p text:style-name="P21"><text:span text:style-name="T9">O </text:span><text:span text:style-name="T13">relacionamento Follow</text:span><text:span text:style-name="T17"> representa o relacionamento em que um</text:span><text:span text:style-name="T13"> </text:span><text:span text:style-name="T17">contribuidor (</text:span><text:span text:style-name="T13">Contributor</text:span><text:span text:style-name="T17">) pode seguir outro contribuidor para acompanhar suas atividades no GitHub.</text:span></text:p>
      <text:p text:style-name="P2"/>
      <text:p text:style-name="P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">Member</text:p>
          </table:table-cell>
        </table:table-row>
      </table:table>
      <text:p text:style-name="P22"><text:span text:style-name="T20">O </text:span><text:span text:style-name="T6">relacionamento Member</text:span><text:span text:style-name="T21"> representa o vínculo que um contribuidor (</text:span><text:span text:style-name="T6">Contributor</text:span><text:span text:style-name="T21">) pode ter na conta no GitHub da empresa na qual trabalha (</text:span><text:span text:style-name="T6">Organization</text:span><text:span text:style-name="T21">). Suas contribuições podem ser também nos repositórios (</text:span><text:span text:style-name="T6">Repository</text:span><text:span text:style-name="T21">) dessa empresa, nos seus próprios e em outros repositórios que desejar contribuir.</text:span></text:p>
      <text:p text:style-name="P21"><text:span text:style-name="T4"/></text:p>
      <text:p text:style-name="P2"/>
      <table:table table:name="Tabela6" table:style-name="Tabela6">
        <table:table-column table:style-name="Tabela6.A" table:number-columns-repeated="2"/>
        <table:table-column table:style-name="Tabela6.C" table:number-columns-repeated="2"/>
        <table:table-row>
          <table:table-cell table:style-name="Tabela6.A1" table:number-columns-spanned="4" office:value-type="string">
            <text:p text:style-name="P8"><text:span text:style-name="Fonte_20_parág._20_padrão"><text:span text:style-name="T5">Reposi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7">Atributo</text:p>
          </table:table-cell>
          <table:table-cell table:style-name="Tabela6.A2" office:value-type="string">
            <text:p text:style-name="P7">Tipo</text:p>
          </table:table-cell>
          <table:table-cell table:style-name="Tabela6.A2" office:value-type="string">
            <text:p text:style-name="P7">Descrição</text:p>
          </table:table-cell>
          <table:table-cell table:style-name="Tabela6.D2" office:value-type="string">
            <text:p text:style-name="P7">Exemplo</text:p>
          </table:table-cell>
        </table:table-row>
        <table:table-row>
          <table:table-cell table:style-name="Tabela6.A3" office:value-type="string">
            <text:p text:style-name="P5">name</text:p>
          </table:table-cell>
          <table:table-cell table:style-name="Tabela6.B3" office:value-type="string">
            <text:p text:style-name="P6">VARCHAR(60)</text:p>
          </table:table-cell>
          <table:table-cell table:style-name="Tabela6.C3" office:value-type="string">
            <text:p text:style-name="P6">Nome dado pelo usuário ao repositório. Não aceita caractere de espaçamento, nem caracteres especiais, exceto – e _ (underscore).</text:p>
          </table:table-cell>
          <table:table-cell table:style-name="Tabela6.D3" office:value-type="string">
            <text:p text:style-name="P6">repositorio-de_FBD</text:p>
          </table:table-cell>
        </table:table-row>
        <table:table-row>
          <table:table-cell table:style-name="Tabela6.A4" office:value-type="string">
            <text:p text:style-name="P6">creation_date</text:p>
          </table:table-cell>
          <table:table-cell table:style-name="Tabela6.B4" office:value-type="string">
            <text:p text:style-name="P6">DATE</text:p>
          </table:table-cell>
          <table:table-cell table:style-name="Tabela6.C4" office:value-type="string">
            <text:p text:style-name="P6">Data em que o repositório foi criado.</text:p>
          </table:table-cell>
          <table:table-cell table:style-name="Tabela6.D4" office:value-type="string">
            <text:p text:style-name="P6">2020-10-01</text:p>
          </table:table-cell>
        </table:table-row>
      </table:table>
      <text:p text:style-name="P22"><text:span text:style-name="T20">A </text:span><text:span text:style-name="T6">entidade Repository</text:span><text:span text:style-name="T21"> representa o local onde o usuário armazena seus códigos, arquivos e pastas. É sobre ele que o usuário (</text:span><text:span text:style-name="T6">User</text:span><text:span text:style-name="T21">) age.</text:span></text:p>
      <text:p text:style-name="P14"><text:span text:style-name="T25"/></text:p>
      <text:p text:style-name="P14"><text:span text:style-name="T25"/></text:p>
      <text:p text:style-name="P2"><text:soft-page-break/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">Own</text:p>
          </table:table-cell>
        </table:table-row>
      </table:table>
      <text:p text:style-name="P18">O <text:span text:style-name="T24">relacionamento Own</text:span><text:span text:style-name="T25"> representa a posse de um repositório (</text:span><text:span text:style-name="T24">Repository</text:span><text:span text:style-name="T25">) por um usuário (</text:span><text:span text:style-name="T24">User</text:span><text:span text:style-name="T25">).</text:span></text:p>
      <text:p text:style-name="P2"/>
      <text:p text:style-name="P2"/>
      <table:table table:name="Tabela8" table:style-name="Tabela8">
        <table:table-column table:style-name="Tabela8.A" table:number-columns-repeated="2"/>
        <table:table-column table:style-name="Tabela8.C" table:number-columns-repeated="2"/>
        <table:table-row>
          <table:table-cell table:style-name="Tabela8.A1" table:number-columns-spanned="4" office:value-type="string">
            <text:p text:style-name="P4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7">Atributo</text:p>
          </table:table-cell>
          <table:table-cell table:style-name="Tabela8.A2" office:value-type="string">
            <text:p text:style-name="P7">Tipo</text:p>
          </table:table-cell>
          <table:table-cell table:style-name="Tabela8.A2" office:value-type="string">
            <text:p text:style-name="P7">Descrição</text:p>
          </table:table-cell>
          <table:table-cell table:style-name="Tabela8.D2" office:value-type="string">
            <text:p text:style-name="P7">Exemplo</text:p>
          </table:table-cell>
        </table:table-row>
        <table:table-row>
          <table:table-cell table:style-name="Tabela8.A3" office:value-type="string">
            <text:p text:style-name="P6">date</text:p>
          </table:table-cell>
          <table:table-cell table:style-name="Tabela8.B3" office:value-type="string">
            <text:p text:style-name="P6">DATE</text:p>
          </table:table-cell>
          <table:table-cell table:style-name="Tabela8.C3" office:value-type="string">
            <text:p text:style-name="Table_20_Contents"><text:span text:style-name="Fonte_20_parág._20_padrão"><text:span text:style-name="T1">Data em que o usuário deu favoritou o repositório.</text:span></text:span></text:p>
          </table:table-cell>
          <table:table-cell table:style-name="Tabela8.D3" office:value-type="string">
            <text:p text:style-name="P6">2020-10-01</text:p>
          </table:table-cell>
        </table:table-row>
      </table:table>
      <text:p text:style-name="P18">O <text:span text:style-name="T24">relacionamento Star</text:span><text:span text:style-name="T25"> representa a ação de favoritar o repositório (</text:span><text:span text:style-name="T24">Repository</text:span><text:span text:style-name="T25">) de outro usuário (</text:span><text:span text:style-name="T24">User</text:span><text:span text:style-name="T25">).</text:span></text:p>
      <text:p text:style-name="P14"><text:span text:style-name="T25"/></text:p>
      <text:p text:style-name="P2"/>
      <table:table table:name="Tabela9" table:style-name="Tabela9">
        <table:table-column table:style-name="Tabela9.A" table:number-columns-repeated="2"/>
        <table:table-column table:style-name="Tabela9.C" table:number-columns-repeated="2"/>
        <table:table-row>
          <table:table-cell table:style-name="Tabela9.A1" table:number-columns-spanned="4" office:value-type="string">
            <text:p text:style-name="P4">Issue</text:p>
          </table:table-cell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7">Atributo</text:p>
          </table:table-cell>
          <table:table-cell table:style-name="Tabela9.A2" office:value-type="string">
            <text:p text:style-name="P7">Tipo</text:p>
          </table:table-cell>
          <table:table-cell table:style-name="Tabela9.A2" office:value-type="string">
            <text:p text:style-name="P7">Descrição</text:p>
          </table:table-cell>
          <table:table-cell table:style-name="Tabela9.D2" office:value-type="string">
            <text:p text:style-name="P7">Exemplo</text:p>
          </table:table-cell>
        </table:table-row>
        <table:table-row>
          <table:table-cell table:style-name="Tabela9.A3" office:value-type="string">
            <text:p text:style-name="P6">number</text:p>
          </table:table-cell>
          <table:table-cell table:style-name="Tabela9.B3" office:value-type="string">
            <text:p text:style-name="Table_20_Contents"><text:span text:style-name="Fonte_20_parág._20_padrão"><text:span text:style-name="T1">VARCHAR(6)</text:span></text:span></text:p>
          </table:table-cell>
          <table:table-cell table:style-name="Tabela9.C3" office:value-type="string">
            <text:p text:style-name="P6">Id do Issue. Único dentro de cada repositório. O primeiro caractere deve ser ‘#’ e os próximos devem ser números.</text:p>
          </table:table-cell>
          <table:table-cell table:style-name="Tabela9.D3" office:value-type="string">
            <text:p text:style-name="P6">#1346</text:p>
          </table:table-cell>
        </table:table-row>
        <table:table-row>
          <table:table-cell table:style-name="Tabela9.A4" office:value-type="string">
            <text:p text:style-name="P6">description</text:p>
          </table:table-cell>
          <table:table-cell table:style-name="Tabela9.B4" office:value-type="string">
            <text:p text:style-name="P6">VAR(10000)</text:p>
          </table:table-cell>
          <table:table-cell table:style-name="Tabela9.C4" office:value-type="string">
            <text:p text:style-name="P6">Elaboração em texto do problema ou dificuldade encontrada.</text:p>
          </table:table-cell>
          <table:table-cell table:style-name="Tabela9.D4" office:value-type="string">
            <text:p text:style-name="P6">Boa tarde, não consigo usar a versão 3.47138 do banco de dados de fbd. Acredito que seja um bug. Eu gostaria de saber….</text:p>
          </table:table-cell>
        </table:table-row>
        <table:table-row>
          <table:table-cell table:style-name="Tabela9.A5" office:value-type="string">
            <text:p text:style-name="P6">date</text:p>
          </table:table-cell>
          <table:table-cell table:style-name="Tabela9.B5" office:value-type="string">
            <text:p text:style-name="P6">DATE</text:p>
          </table:table-cell>
          <table:table-cell table:style-name="Tabela9.C5" office:value-type="string">
            <text:p text:style-name="P6">Data em que o issue foi criado/aberto.</text:p>
          </table:table-cell>
          <table:table-cell table:style-name="Tabela9.D5" office:value-type="string">
            <text:p text:style-name="P6">2020-10-01</text:p>
          </table:table-cell>
        </table:table-row>
      </table:table>
      <text:p text:style-name="P19">A <text:span text:style-name="T24">entidade Issue</text:span><text:span text:style-name="T25"> representa comentários sobre o repositório (</text:span><text:span text:style-name="T24">Repository</text:span><text:span text:style-name="T25">) no qual o issue foi aberto. Geralmente relata alguma dificuldade do usuário (</text:span><text:span text:style-name="T24">Contributor</text:span><text:span text:style-name="T25">)</text:span><text:span text:style-name="T24"> </text:span><text:span text:style-name="T25">utilizar o conteúdo do repositório ou algum bug encontrado.</text:span></text:p>
      <text:p text:style-name="P2"/>
      <text:p text:style-name="P2"/>
      <table:table table:name="Tabela10" table:style-name="Tabela10">
        <table:table-column table:style-name="Tabela10.A"/>
        <text:soft-page-break/>
        <table:table-row>
          <table:table-cell table:style-name="Tabela10.A1" office:value-type="string">
            <text:p text:style-name="P4">Open</text:p>
          </table:table-cell>
        </table:table-row>
      </table:table>
      <text:p text:style-name="P23"><text:span text:style-name="T10">O </text:span><text:span text:style-name="T14">relacionamento Open</text:span><text:span text:style-name="T18"> representa a ação de um usuário (</text:span><text:span text:style-name="T14">Contributor</text:span><text:span text:style-name="T18">)</text:span><text:span text:style-name="T14"> </text:span><text:span text:style-name="T18">de abrir um issue (</text:span><text:span text:style-name="T14">Issue</text:span><text:span text:style-name="T18">) em um repositório (</text:span><text:span text:style-name="T14">Repository</text:span><text:span text:style-name="T18">).</text:span></text:p>
      <text:p text:style-name="P2"/>
      <text:p text:style-name="P2"/>
      <table:table table:name="Tabela11" table:style-name="Tabela11">
        <table:table-column table:style-name="Tabela11.A" table:number-columns-repeated="2"/>
        <table:table-column table:style-name="Tabela11.C" table:number-columns-repeated="2"/>
        <table:table-row>
          <table:table-cell table:style-name="Tabela11.A1" table:number-columns-spanned="4" office:value-type="string">
            <text:p text:style-name="P4">Comment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7">Atributo</text:p>
          </table:table-cell>
          <table:table-cell table:style-name="Tabela11.A2" office:value-type="string">
            <text:p text:style-name="P7">Tipo</text:p>
          </table:table-cell>
          <table:table-cell table:style-name="Tabela11.A2" office:value-type="string">
            <text:p text:style-name="P7">Descrição</text:p>
          </table:table-cell>
          <table:table-cell table:style-name="Tabela11.D2" office:value-type="string">
            <text:p text:style-name="P7">Exemplo</text:p>
          </table:table-cell>
        </table:table-row>
        <table:table-row>
          <table:table-cell table:style-name="Tabela11.A3" office:value-type="string">
            <text:p text:style-name="P6">date</text:p>
          </table:table-cell>
          <table:table-cell table:style-name="Tabela11.A3" office:value-type="string">
            <text:p text:style-name="P6">DATE</text:p>
          </table:table-cell>
          <table:table-cell table:style-name="Tabela11.A3" office:value-type="string">
            <text:p text:style-name="Table_20_Contents"><text:span text:style-name="Fonte_20_parág._20_padrão"><text:span text:style-name="T1">Data em que o usuário <text:s/>comentou no Issue,</text:span></text:span></text:p>
          </table:table-cell>
          <table:table-cell table:style-name="Tabela11.D3" office:value-type="string">
            <text:p text:style-name="P6">2020-10-01</text:p>
          </table:table-cell>
        </table:table-row>
      </table:table>
      <text:p text:style-name="P33">O <text:span text:style-name="T24">relacionamento Comment</text:span><text:span text:style-name="T25"> representa a ação de um contribudor (</text:span><text:span text:style-name="T24">Contributor</text:span><text:span text:style-name="T25">) comentar em um issue (</text:span><text:span text:style-name="T24">Issue</text:span><text:span text:style-name="T25">) que já foi aberto.</text:span></text:p>
      <text:p text:style-name="P2"/>
      <text:p text:style-name="P2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4">Discussion</text:p>
          </table:table-cell>
        </table:table-row>
      </table:table>
      <text:p text:style-name="P19">O <text:span text:style-name="T24">relacionamento Discussion</text:span><text:span text:style-name="T25"> representa o fato de um issue (</text:span><text:span text:style-name="T24">Issue</text:span><text:span text:style-name="T25">) ser debatido em um repositório (</text:span><text:span text:style-name="T24">Repository</text:span><text:span text:style-name="T25">).</text:span></text:p>
      <text:p text:style-name="P2"/>
      <text:p text:style-name="P2"/>
      <table:table table:name="Tabela13" table:style-name="Tabela13">
        <table:table-column table:style-name="Tabela13.A" table:number-columns-repeated="2"/>
        <table:table-column table:style-name="Tabela13.C" table:number-columns-repeated="2"/>
        <table:table-row>
          <table:table-cell table:style-name="Tabela13.A1" table:number-columns-spanned="4" office:value-type="string">
            <text:p text:style-name="P4">Topic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7">Atributo</text:p>
          </table:table-cell>
          <table:table-cell table:style-name="Tabela13.A2" office:value-type="string">
            <text:p text:style-name="P7">Tipo</text:p>
          </table:table-cell>
          <table:table-cell table:style-name="Tabela13.A2" office:value-type="string">
            <text:p text:style-name="P7">Descrição</text:p>
          </table:table-cell>
          <table:table-cell table:style-name="Tabela13.D2" office:value-type="string">
            <text:p text:style-name="P7">Exemplo</text:p>
          </table:table-cell>
        </table:table-row>
        <table:table-row>
          <table:table-cell table:style-name="Tabela13.A3" office:value-type="string">
            <text:p text:style-name="P6">name</text:p>
          </table:table-cell>
          <table:table-cell table:style-name="Tabela13.B3" office:value-type="string">
            <text:p text:style-name="P6">VARCHAR(30)</text:p>
          </table:table-cell>
          <table:table-cell table:style-name="Tabela13.C3" office:value-type="string">
            <text:p text:style-name="P6">Nome do tópico no qual o repositório pode ser categorizado.</text:p>
          </table:table-cell>
          <table:table-cell table:style-name="Tabela13.D3" office:value-type="string">
            <text:p text:style-name="P6">discord-bot</text:p>
          </table:table-cell>
        </table:table-row>
      </table:table>
      <text:p text:style-name="P19">A <text:span text:style-name="T24">entidade Topic </text:span><text:span text:style-name="T25">representa os tópicos nos quais o repositório (</text:span><text:span text:style-name="T24">Repository</text:span><text:span text:style-name="T25">) pode se encaixar.</text:span></text:p>
      <text:p text:style-name="P15"><text:span text:style-name="T25"/></text:p>
      <text:p text:style-name="P2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4">Category</text:p>
          </table:table-cell>
        </table:table-row>
      </table:table>
      <text:p text:style-name="P19"><text:span text:style-name="T25">O</text:span><text:span text:style-name="T24"> relacionamento Category</text:span><text:span text:style-name="T25"> representa em quais tópicos (</text:span><text:span text:style-name="T24">Topic</text:span><text:span text:style-name="T25">) um repositório (</text:span><text:span text:style-name="T24">Repository</text:span><text:span text:style-name="T25">)</text:span><text:span text:style-name="T24"> </text:span><text:span text:style-name="T25">pode ser categorizado. </text:span></text:p>
      <text:p text:style-name="P15"><text:span text:style-name="T25"/></text:p>
      <text:p text:style-name="P15"><text:span text:style-name="T25"/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">Folder</text:p>
          </table:table-cell>
        </table:table-row>
      </table:table>
      <text:p text:style-name="P24"><text:span text:style-name="T11">A </text:span><text:span text:style-name="T15">entidade Folder</text:span><text:span text:style-name="T19"> representa as pastas dentro das quais outros itens (</text:span><text:span text:style-name="T15">Item</text:span><text:span text:style-name="T19">) estão distribuidos de um repositório (</text:span><text:span text:style-name="T15">Repository</text:span><text:span text:style-name="T19">). É uma especialização de item (</text:span><text:span text:style-name="T15">Item</text:span><text:span text:style-name="T19">).</text:span></text:p>
      <text:p text:style-name="P16"><text:soft-page-break/></text:p>
      <table:table table:name="Tabela15" table:style-name="Tabela15">
        <table:table-column table:style-name="Tabela15.A" table:number-columns-repeated="2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4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7">Atributo</text:p>
          </table:table-cell>
          <table:table-cell table:style-name="Tabela15.A2" office:value-type="string">
            <text:p text:style-name="P7">Tipo</text:p>
          </table:table-cell>
          <table:table-cell table:style-name="Tabela15.A2" office:value-type="string">
            <text:p text:style-name="P7">Descrição</text:p>
          </table:table-cell>
          <table:table-cell table:style-name="Tabela15.D2" office:value-type="string">
            <text:p text:style-name="P7">Exemplo</text:p>
          </table:table-cell>
        </table:table-row>
        <table:table-row>
          <table:table-cell table:style-name="Tabela15.A3" office:value-type="string">
            <text:p text:style-name="P6">name</text:p>
          </table:table-cell>
          <table:table-cell table:style-name="Tabela15.B3" office:value-type="string">
            <text:p text:style-name="P6">VARCHAR(100)</text:p>
          </table:table-cell>
          <table:table-cell table:style-name="Tabela15.C3" office:value-type="string">
            <text:p text:style-name="P6">Nome do item que está guardado no repositório. Não permite caracteres especiais, apenas espaçamento, - e _.</text:p>
          </table:table-cell>
          <table:table-cell table:style-name="Tabela15.D3" office:value-type="string">
            <text:p text:style-name="P6">pASTA-ou_arquiv os</text:p>
            <text:p text:style-name="P6"/>
          </table:table-cell>
        </table:table-row>
      </table:table>
      <text:p text:style-name="P9"/>
      <text:p text:style-name="P20">A <text:span text:style-name="T24">entidade Item</text:span><text:span text:style-name="T25"> representa o que um usuário (</text:span><text:span text:style-name="T24">User</text:span><text:span text:style-name="T25">) pode guardar dentro de um repositório (</text:span><text:span text:style-name="T24">Repository</text:span><text:span text:style-name="T25">).</text:span></text:p>
      <text:p text:style-name="P2"/>
      <text:p text:style-name="Standard"/>
      <table:table table:name="Tabela16" table:style-name="Tabela16">
        <table:table-column table:style-name="Tabela16.A" table:number-columns-repeated="2"/>
        <table:table-column table:style-name="Tabela16.C" table:number-columns-repeated="2"/>
        <table:table-row>
          <table:table-cell table:style-name="Tabela16.A1" table:number-columns-spanned="4" office:value-type="string">
            <text:p text:style-name="P4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7">Atributo</text:p>
          </table:table-cell>
          <table:table-cell table:style-name="Tabela16.A2" office:value-type="string">
            <text:p text:style-name="P7">Tipo</text:p>
          </table:table-cell>
          <table:table-cell table:style-name="Tabela16.A2" office:value-type="string">
            <text:p text:style-name="P7">Descrição</text:p>
          </table:table-cell>
          <table:table-cell table:style-name="Tabela16.D2" office:value-type="string">
            <text:p text:style-name="P7">Exemplo</text:p>
          </table:table-cell>
        </table:table-row>
        <table:table-row>
          <table:table-cell table:style-name="Tabela16.A3" office:value-type="string">
            <text:p text:style-name="P6">termination</text:p>
          </table:table-cell>
          <table:table-cell table:style-name="Tabela16.B3" office:value-type="string">
            <text:p text:style-name="P6">VARCHAR(5)</text:p>
          </table:table-cell>
          <table:table-cell table:style-name="Tabela16.C3" office:value-type="string">
            <text:p text:style-name="P6">Tipo do arquivo. O primeiro caractere deve ser um ponto e os próximos letras minúsculas.</text:p>
          </table:table-cell>
          <table:table-cell table:style-name="Tabela16.D3" office:value-type="string">
            <text:p text:style-name="P6">.sql</text:p>
          </table:table-cell>
        </table:table-row>
      </table:table>
      <text:p text:style-name="P25">A <text:span text:style-name="T24">entidade File</text:span><text:span text:style-name="T25"> é uma especialização de item (</text:span><text:span text:style-name="T24">Item</text:span><text:span text:style-name="T25">) e representa os arquivos que podem ser guardados dentro de um repositório (</text:span><text:span text:style-name="T24">Repository</text:span><text:span text:style-name="T25">).</text:span></text:p>
      <text:p text:style-name="Standard"/>
      <text:p text:style-name="Standard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4">Save</text:p>
          </table:table-cell>
        </table:table-row>
      </table:table>
      <text:p text:style-name="P25">O <text:span text:style-name="T24">relacionamento Save</text:span><text:span text:style-name="T25"> representa a ação de uma pasta (</text:span><text:span text:style-name="T24">Folder</text:span><text:span text:style-name="T25">) guardar outro item (</text:span><text:span text:style-name="T24">Item</text:span><text:span text:style-name="T25">) que pode ser outras pastas ou arquivos (</text:span><text:span text:style-name="T24">File</text:span><text:span text:style-name="T25">).</text:span></text:p>
      <text:p text:style-name="P25"><text:span text:style-name="T25"/></text:p>
      <text:p text:style-name="P25"><text:span text:style-name="T25"/>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4">Language</text:p>
          </table:table-cell>
        </table:table-row>
      </table:table>
      <text:p text:style-name="P25"><text:span text:style-name="T25">A </text:span><text:span text:style-name="T24">entidade Language</text:span><text:span text:style-name="T25"> representa em que linguagem de programação um arquivo pode estar escrito.</text:span></text:p>
      <text:p text:style-name="Standard"/>
      <text:p text:style-name="Standard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">Implementation</text:p>
          </table:table-cell>
        </table:table-row>
      </table:table>
      <text:p text:style-name="P24"><text:span text:style-name="T26">O </text:span><text:span text:style-name="T27">relacionamento Implementation </text:span><text:span text:style-name="T28">representa o fato de um arquivo (</text:span><text:span text:style-name="T27">File</text:span><text:span text:style-name="T28">) estar implementado em alguma linguagem de programação (</text:span><text:span text:style-name="T27">Language</text:span><text:span text:style-name="T28">).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ext:soft-page-break/>
        <table:table-row>
          <table:table-cell table:style-name="Tabela19.A1" table:number-columns-spanned="4" office:value-type="string">
            <text:p text:style-name="P27">Commit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7">Atributo</text:p>
          </table:table-cell>
          <table:table-cell table:style-name="Tabela19.A2" office:value-type="string">
            <text:p text:style-name="P7">Tipo</text:p>
          </table:table-cell>
          <table:table-cell table:style-name="Tabela19.A2" office:value-type="string">
            <text:p text:style-name="P7">Descrição</text:p>
          </table:table-cell>
          <table:table-cell table:style-name="Tabela19.D2" office:value-type="string">
            <text:p text:style-name="P7">Exemplo</text:p>
          </table:table-cell>
        </table:table-row>
        <table:table-row>
          <table:table-cell table:style-name="Tabela19.C4" office:value-type="string">
            <text:p text:style-name="P29">hashcode</text:p>
          </table:table-cell>
          <table:table-cell table:style-name="Tabela19.B3" office:value-type="string">
            <text:p text:style-name="P29">BIGINT</text:p>
          </table:table-cell>
          <table:table-cell table:style-name="Tabela19.C4" office:value-type="string">
            <text:p text:style-name="P29">Id único do commit. Deve ser convertido na aplicação para hexadecimal. Usado para mostrar o log dos commits feitos no repositório.</text:p>
          </table:table-cell>
          <table:table-cell table:style-name="Tabela19.D3" office:value-type="string">
            <text:p text:style-name="P28">251c80a1e9b077bf980521b7c29cc931b2c8ed9d</text:p>
          </table:table-cell>
        </table:table-row>
        <table:table-row>
          <table:table-cell table:style-name="Tabela19.C4" office:value-type="string">
            <text:p text:style-name="P29">comentario</text:p>
          </table:table-cell>
          <table:table-cell table:style-name="Tabela19.B4" office:value-type="string">
            <text:p text:style-name="P29">VARCHAR(160)</text:p>
          </table:table-cell>
          <table:table-cell table:style-name="Tabela19.C4" office:value-type="string">
            <text:p text:style-name="P29">Comentário sobre as modificações feitas que foram commitadas.</text:p>
          </table:table-cell>
          <table:table-cell table:style-name="Tabela19.D4" office:value-type="string">
            <text:p text:style-name="P28"><text:span text:style-name="T23">A</text:span>lteracoes em atributos no dict dados</text:p>
          </table:table-cell>
        </table:table-row>
      </table:table>
      <text:p text:style-name="P25">O <text:span text:style-name="T24">relacionamento Commit </text:span><text:span text:style-name="T25">representa a ação de um usuário (</text:span><text:span text:style-name="T24">Contributor</text:span><text:span text:style-name="T25">) enviar a versão de um item (</text:span><text:span text:style-name="T24">Item</text:span><text:span text:style-name="T25">) para um repositorio (</text:span><text:span text:style-name="T24">Repository</text:span><text:span text:style-name="T25">).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>
          <table:table-cell table:style-name="Tabela22.A1" table:number-columns-spanned="4" office:value-type="string">
            <text:p text:style-name="P7">License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7">Atributo</text:p>
          </table:table-cell>
          <table:table-cell table:style-name="Tabela22.A2" office:value-type="string">
            <text:p text:style-name="P7">Tipo</text:p>
          </table:table-cell>
          <table:table-cell table:style-name="Tabela22.A2" office:value-type="string">
            <text:p text:style-name="P7">Descrição</text:p>
          </table:table-cell>
          <table:table-cell table:style-name="Tabela22.D2" office:value-type="string">
            <text:p text:style-name="P7">Exemplo</text:p>
          </table:table-cell>
        </table:table-row>
        <table:table-row>
          <table:table-cell table:style-name="Tabela22.A3" office:value-type="string">
            <text:p text:style-name="P6">type</text:p>
          </table:table-cell>
          <table:table-cell table:style-name="Tabela22.B3" office:value-type="string">
            <text:p text:style-name="P6">VARCHAR(150)</text:p>
          </table:table-cell>
          <table:table-cell table:style-name="Tabela22.C3" office:value-type="string">
            <text:p text:style-name="P6">Tipo da licença adotada para o repositório.</text:p>
          </table:table-cell>
          <table:table-cell table:style-name="Tabela22.D3" office:value-type="string">
            <text:p text:style-name="P6">GNU General PublicLicense v3.0</text:p>
          </table:table-cell>
        </table:table-row>
      </table:table>
      <text:p text:style-name="P25">A <text:span text:style-name="T24">entidade License </text:span><text:span text:style-name="T25">representa uma licença que o repositório (</text:span><text:span text:style-name="T24">Repository</text:span><text:span text:style-name="T25">) possui com as regras se alguém quiser utilizar seu conteúdo. </text:span></text:p>
      <text:p text:style-name="Standard"/>
      <text:p text:style-name="Standard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">Consent</text:p>
          </table:table-cell>
        </table:table-row>
      </table:table>
      <text:p text:style-name="P26">O <text:span text:style-name="T24">relacionamento Consent</text:span><text:span text:style-name="T25"> representa o consentimento do repositório de acordo com a licença disponibiliza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9-23T17:13:00Z</meta:creation-date>
    <dc:date>2020-10-02T15:27:40.603310045</dc:date>
    <meta:editing-cycles>7</meta:editing-cycles>
    <meta:editing-duration>PT41M47S</meta:editing-duration>
    <meta:document-statistic meta:table-count="23" meta:image-count="0" meta:object-count="0" meta:page-count="6" meta:paragraph-count="172" meta:word-count="893" meta:character-count="6015" meta:non-whitespace-character-count="5289"/>
    <meta:template xlink:type="simple" xlink:actuate="onRequest" xlink:title="" xlink:href="Normal"/>
  </office:meta>
</office:document-meta>
</file>